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Fira Code" svg:font-family="'Fira Code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Segoe UI Symbol" fo:font-size="13pt" style:font-size-asian="13pt" style:font-size-complex="13pt"/>
    </style:style>
    <style:style style:name="P2" style:family="paragraph" style:parent-style-name="Text_20_body">
      <style:paragraph-properties fo:text-align="center" style:justify-single-word="false"/>
      <style:text-properties style:font-name="Segoe UI Symbol" fo:font-size="22pt" style:font-size-asian="22pt" style:font-size-complex="22pt"/>
    </style:style>
    <style:style style:name="T1" style:family="text">
      <style:text-properties officeooo:rsid="001da088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1fc2a3"/>
    </style:style>
    <style:style style:name="T6" style:family="text">
      <style:text-properties officeooo:rsid="0020f2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R</text:span>equisitos:</text:p>
      <text:p text:style-name="P1"><text:s text:c="8"/>Em sua vers<text:span text:style-name="T1">ã</text:span>o 1.0 deve ser executado atr<text:span text:style-name="T1">a</text:span>v<text:span text:style-name="T1">é</text:span>s do terminal e oferecer um User eXperience <text:span text:style-name="T6">(UX) </text:span>agrad<text:span text:style-name="T1">á</text:span>vel, sendo f<text:span text:style-name="T1">á</text:span>cil de usar e de apar<text:span text:style-name="T1">ê</text:span>ncia minimamente bonita, mesmo no terminal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Fira Code" svg:font-family="'Fira Code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dc:date>2021-02-17T18:33:36.440000000</dc:date>
    <meta:editing-duration>PT15M18S</meta:editing-duration>
    <meta:editing-cycles>3</meta:editing-cycles>
    <meta:document-statistic meta:table-count="0" meta:image-count="0" meta:object-count="0" meta:page-count="1" meta:paragraph-count="2" meta:word-count="30" meta:character-count="196" meta:non-whitespace-character-count="159"/>
  </office:meta>
</office:document-meta>
</file>